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b96c" officeooo:paragraph-rsid="001cb96c"/>
    </style:style>
    <style:style style:name="P2" style:family="paragraph" style:parent-style-name="Text_20_body" style:list-style-name="L5"/>
    <style:style style:name="P3" style:family="paragraph" style:parent-style-name="Text_20_body">
      <style:text-properties officeooo:rsid="001cb96c" officeooo:paragraph-rsid="001cb96c"/>
    </style:style>
    <style:style style:name="P4" style:family="paragraph" style:parent-style-name="Text_20_body" style:list-style-name="L2">
      <style:paragraph-properties fo:margin-top="0cm" fo:margin-bottom="0cm" loext:contextual-spacing="false"/>
    </style:style>
    <style:style style:name="P5" style:family="paragraph" style:parent-style-name="Text_20_body" style:list-style-name="L3">
      <style:paragraph-properties fo:margin-top="0cm" fo:margin-bottom="0cm" loext:contextual-spacing="false"/>
    </style:style>
    <style:style style:name="P6" style:family="paragraph" style:parent-style-name="Text_20_body" style:list-style-name="L4">
      <style:paragraph-properties fo:margin-top="0cm" fo:margin-bottom="0cm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ort</text:p>
      <text:p text:style-name="P1"/>
      <text:p text:style-name="P1">The model works on the principal of Covulational Neural Network and uses Keras deep learning library.</text:p>
      <text:p text:style-name="P1"/>
      <text:p text:style-name="P1">We use the sequential model here. Link : https://keras.io/getting-started/sequential-model-guide/</text:p>
      <text:p text:style-name="P1"/>
      <text:p text:style-name="P1">Line 9 to Line 16 sets up the model.</text:p>
      <text:p text:style-name="P1"/>
      <text:p text:style-name="P3"><text:bookmark text:name="b108"/>Model starts with an input image</text:p>
      <text:list xml:id="list3178893939" text:style-name="L2">
        <text:list-item>
          <text:p text:style-name="P4"><text:bookmark text:name="bdb6"/>applies many different filters to it to create a feature map</text:p>
        </text:list-item>
      </text:list>
      <text:list xml:id="list1061945482" text:style-name="L3">
        <text:list-item>
          <text:p text:style-name="P5"><text:bookmark text:name="658e"/>applies a ReLU function to increase non-linearity</text:p>
        </text:list-item>
      </text:list>
      <text:list xml:id="list2741092377" text:style-name="L4">
        <text:list-item>
          <text:p text:style-name="P6"><text:bookmark text:name="8c03"/>applies a pooling layer to each feature map</text:p>
        </text:list-item>
      </text:list>
      <text:list xml:id="list3365430703" text:style-name="L5">
        <text:list-item>
          <text:p text:style-name="P2"><text:bookmark text:name="58d5"/>flattens the pooled images into one long vector.</text:p>
        </text:list-item>
      </text:list>
      <text:p text:style-name="P3">Output is displayed in the terminal itself</text:p>
      <text:p text:style-name="P3">Example:</text:p>
      <text:p text:style-name="P3">31/31 [==============================] - 20s 640ms/step - loss: 0.0228 - accuracy: 0.9946 - val_loss: 3.0521 - val_accuracy: 0.7695</text:p>
      <text:p text:style-name="P3">Accuracy, is the training accuracy of the model.</text:p>
      <text:p text:style-name="P3">val_accuracy is the vailadtion accuracy of the mod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22:19:25.498495086</meta:creation-date>
    <dc:date>2019-10-31T22:30:44.773895647</dc:date>
    <meta:editing-duration>PT11M19S</meta:editing-duration>
    <meta:editing-cycles>2</meta:editing-cycles>
    <meta:generator>LibreOffice/6.2.5.2$Linux_X86_64 LibreOffice_project/20$Build-2</meta:generator>
    <meta:document-statistic meta:table-count="0" meta:image-count="0" meta:object-count="0" meta:page-count="1" meta:paragraph-count="14" meta:word-count="120" meta:character-count="757" meta:non-whitespace-character-count="655"/>
  </office:meta>
</office:document-meta>
</file>